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StarSymbol" svg:font-family="StarSymbol"/>
    <style:font-face style:name="Times New Roman" svg:font-family="'Times New Roman'"/>
    <style:font-face style:name="Cumberland AMT" svg:font-family="'Cumberland AMT'" style:font-family-generic="modern" style:font-pitch="fixed"/>
    <style:font-face style:name="Verdana" svg:font-family="Verdana" style:font-family-generic="system" style:font-pitch="variable"/>
  </office:font-face-decls>
  <office:automatic-styles>
    <style:style style:name="Таблица2" style:family="table">
      <style:table-properties style:width="16.999cm" fo:margin-top="0cm" fo:margin-bottom="0cm" table:align="margins" fo:keep-with-next="always"/>
    </style:style>
    <style:style style:name="Таблица2.A" style:family="table-column">
      <style:table-column-properties style:column-width="2.124cm" style:rel-column-width="8187*"/>
    </style:style>
    <style:style style:name="Таблица2.B" style:family="table-column">
      <style:table-column-properties style:column-width="4.156cm" style:rel-column-width="16021*"/>
    </style:style>
    <style:style style:name="Таблица2.C" style:family="table-column">
      <style:table-column-properties style:column-width="4.344cm" style:rel-column-width="16749*"/>
    </style:style>
    <style:style style:name="Таблица2.D" style:family="table-column">
      <style:table-column-properties style:column-width="6.375cm" style:rel-column-width="2457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D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6.999cm" fo:margin-top="0cm" fo:margin-bottom="0cm" table:align="margins" fo:keep-with-next="always"/>
    </style:style>
    <style:style style:name="Таблица7.A" style:family="table-column">
      <style:table-column-properties style:column-width="2.124cm" style:rel-column-width="8187*"/>
    </style:style>
    <style:style style:name="Таблица7.B" style:family="table-column">
      <style:table-column-properties style:column-width="6.327cm" style:rel-column-width="24392*"/>
    </style:style>
    <style:style style:name="Таблица7.C" style:family="table-column">
      <style:table-column-properties style:column-width="8.548cm" style:rel-column-width="32956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.C1" style:family="table-cell">
      <style:table-cell-properties fo:padding="0.097cm" fo:border="0.002cm solid #000000"/>
    </style:style>
    <style:style style:name="Таблица7.A2" style:family="table-cell">
      <style:table-cell-properties fo:padding="0.097cm" fo:border-left="0.002cm solid #000000" fo:border-right="none" fo:border-top="none" fo:border-bottom="0.002cm solid #000000"/>
    </style:style>
    <style:style style:name="Таблица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999cm" table:align="margins" fo:keep-with-next="always"/>
    </style:style>
    <style:style style:name="Таблица4.A" style:family="table-column">
      <style:table-column-properties style:column-width="2.558cm" style:rel-column-width="9860*"/>
    </style:style>
    <style:style style:name="Таблица4.B" style:family="table-column">
      <style:table-column-properties style:column-width="3.298cm" style:rel-column-width="12716*"/>
    </style:style>
    <style:style style:name="Таблица4.C" style:family="table-column">
      <style:table-column-properties style:column-width="11.142cm" style:rel-column-width="42959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 fo:keep-with-next="always"/>
    </style:style>
    <style:style style:name="Таблица5.A" style:family="table-column">
      <style:table-column-properties style:column-width="5.592cm" style:rel-column-width="21557*"/>
    </style:style>
    <style:style style:name="Таблица5.B" style:family="table-column">
      <style:table-column-properties style:column-width="11.407cm" style:rel-column-width="4397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 fo:keep-with-next="always"/>
    </style:style>
    <style:style style:name="Таблица6.A" style:family="table-column">
      <style:table-column-properties style:column-width="2.558cm" style:rel-column-width="9860*"/>
    </style:style>
    <style:style style:name="Таблица6.B" style:family="table-column">
      <style:table-column-properties style:column-width="3.298cm" style:rel-column-width="12716*"/>
    </style:style>
    <style:style style:name="Таблица6.C" style:family="table-column">
      <style:table-column-properties style:column-width="11.142cm" style:rel-column-width="42959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C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3.399cm" style:rel-column-width="1310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6.066cm" style:rel-column-width="23386*"/>
    </style:style>
    <style:style style:name="Таблица3.B" style:family="table-column">
      <style:table-column-properties style:column-width="5.205cm" style:rel-column-width="20067*"/>
    </style:style>
    <style:style style:name="Таблица3.C" style:family="table-column">
      <style:table-column-properties style:column-width="5.727cm" style:rel-column-width="22082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C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background-color="#ffff00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weight="bold" style:font-size-asian="10.5pt" style:font-weight-asian="bold" style:font-weight-complex="bold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size-asian="10.5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size-asian="10.5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size-asian="10.5pt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size-asian="10.5pt"/>
    </style:style>
    <style:style style:name="P9" style:family="paragraph" style:parent-style-name="Table_20_Contents">
      <style:paragraph-properties fo:text-align="justify" style:justify-single-word="false"/>
      <style:text-properties style:font-size-asian="10.5pt"/>
    </style:style>
    <style:style style:name="P10" style:family="paragraph" style:parent-style-name="Table_20_Contents">
      <style:paragraph-properties fo:text-align="justify" style:justify-single-word="false"/>
      <style:text-properties fo:background-color="#ffff00" style:font-size-asian="10.5pt"/>
    </style:style>
    <style:style style:name="P11" style:family="paragraph" style:parent-style-name="Text_20_body" style:list-style-name="L1"/>
    <style:style style:name="P12" style:family="paragraph" style:parent-style-name="Text_20_body" style:list-style-name="L1"/>
    <style:style style:name="P13" style:family="paragraph" style:parent-style-name="Text_20_body" style:list-style-name="L1">
      <style:text-properties fo:font-weight="normal" style:font-weight-asian="normal" style:font-weight-complex="normal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3"/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T3" style:family="text">
      <style:text-properties style:font-size-asian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normal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Название_20_документа">ZigZag: организация взаимодействия по RS-485</text:p>
      <text:p text:style-name="Text_20_body">Замечания:</text:p>
      <text:p text:style-name="P1">при запросе ШК впихивать не одно сообщение ZigSwarm, а сколько влезет.</text:p>
      <text:p text:style-name="P1">системный буфер?</text:p>
      <text:p text:style-name="P1">если несколько датчиков на одном Modbus-адресе?</text:p>
      <text:p text:style-name="Text_20_body"/>
      <text:h text:style-name="Heading_20_1" text:outline-level="1">Варианты использования</text:h>
      <text:h text:style-name="Heading_20_2" text:outline-level="2">Подключения по RS-485</text:h>
      <text:list text:style-name="L1">
        <text:list-item>
          <text:p text:style-name="P11"><text:span text:style-name="T4">Шлюз-координатор.</text:span> Координатор ZigBee-сети, подключенный как slave-устройство к шине RS-485 для связи с управляющим устройством. Передача данных (измерений, событий, команд управления сетью) и отладочной информации.</text:p>
        </text:list-item>
        <text:list-item>
          <text:p text:style-name="P11"><text:span text:style-name="T4">УБПД-485.</text:span> Произвольный узел ZigBee-сети использует шину RS-485 <text:s/>для управления внешними датчиками и <text:s/>для отправки отладочной информации. Работает в режиме ведущего (master).</text:p>
        </text:list-item>
        <text:list-item>
          <text:p text:style-name="P13"><text:span text:style-name="T4">Центральное устройство управления.</text:span> Компьютер и ПО, предоставляющие расширенные возможности по управлению сетью. Непосредственно взаимодействует с шлюзами-координаторами, подключенными по шине RS-485. Работает в режиме ведущего (master).</text:p>
        </text:list-item>
        <text:list-item>
          <text:p text:style-name="P11"><text:span text:style-name="T4">Пульт.</text:span> Упрощенное устройство управления. При наличии в сети активного центрального устройства управления работает в режиме ведомого (slave), иначе — ведущего (master).</text:p>
        </text:list-item>
      </text:list>
      <text:h text:style-name="Heading_20_2" text:outline-level="2">Вывод отладочной печати</text:h>
      <text:list text:style-name="L2">
        <text:list-item>
          <text:p text:style-name="P15">Должна предоставляться возможность скоростного вывода отладочной информации через локальный проводной интерфейс или в локальное хранилище.</text:p>
        </text:list-item>
        <text:list-item>
          <text:p text:style-name="P15">Должна предоставляться возможность вывода отладочной информации через удаленный шлюз в проводную сеть.</text:p>
        </text:list-item>
      </text:list>
      <text:p text:style-name="P2"/>
      <text:p text:style-name="Text_20_body"/>
      <text:h text:style-name="Heading_20_1" text:outline-level="1">Реализация</text:h>
      <text:h text:style-name="Heading_20_2" text:outline-level="2">Шлюз-координатор</text:h>
      <text:p text:style-name="Text_20_body">Координатор ZigBee-сети, подключенный по шине RS-485 к центральному устройству <text:soft-page-break/>управления (ЦУУ). Архитектура шлюза-координатора и схема взаимодействия устройств представлена на иллюстрации<text:span text:style-name="T2"> </text:span><text:span text:style-name="T2"><text:sequence-ref text:reference-format="value" text:ref-name="refIllustration0">2.1</text:sequence-ref></text:span><text:span text:style-name="T2">.</text:span></text:p>
      <text:p text:style-name="Text_20_body"><draw:frame draw:style-name="fr1" draw:name="Врезка1" text:anchor-type="paragraph" svg:width="16.999cm" draw:z-index="0"><draw:text-box fo:min-height="8.154cm"><text:p text:style-name="Illustration"><draw:frame draw:style-name="fr2" draw:name="Графический объект1" text:anchor-type="paragraph" svg:x="0.004cm" svg:y="0.002cm" svg:width="16.999cm" style:rel-width="100%" svg:height="8.154cm" style:rel-height="scale" draw:z-index="1"><draw:image xlink:href="../rs485-bridge-coord.png" xlink:type="simple" xlink:show="embed" xlink:actuate="onLoad"/></draw:frame>Иллюстрация <text:sequence text:ref-name="refIllustration0" text:name="Illustration" text:formula="ooow:Illustration+1" style:num-format="1">2.1</text:sequence>.: </text:p></draw:text-box></draw:frame>Основная задача шлюза — обеспечить переправку ZigSwarm-пакетов из беспроводной сети в RS-485 и обратно. Шлюзы работают в режиме ведомых (slave), ЦУУ — в режиме ведущего (master). Шлюзы буферизуют пакеты, предназначенные для отправки ЦУУ и передают их по запросу.</text:p>
      <text:h text:style-name="Heading_20_3" text:outline-level="3">Объект-мост (rs485_bridge_slave)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">Поле</text:p>
          </table:table-cell>
          <table:table-cell table:style-name="Таблица2.A1" office:value-type="string">
            <text:p text:style-name="P8">ZigBee network address</text:p>
          </table:table-cell>
          <table:table-cell table:style-name="Таблица2.A1" office:value-type="string">
            <text:p text:style-name="P8">IEEE extended address</text:p>
          </table:table-cell>
          <table:table-cell table:style-name="Таблица2.D1" office:value-type="string">
            <text:p text:style-name="P8">Пакет ZigSwarm</text:p>
          </table:table-cell>
        </table:table-row>
        <table:table-row>
          <table:table-cell table:style-name="Таблица2.A2" office:value-type="string">
            <text:p text:style-name="P7">Размер, байт</text:p>
          </table:table-cell>
          <table:table-cell table:style-name="Таблица2.A2" office:value-type="string">
            <text:p text:style-name="P8">2</text:p>
          </table:table-cell>
          <table:table-cell table:style-name="Таблица2.A2" office:value-type="string">
            <text:p text:style-name="P8">8</text:p>
          </table:table-cell>
          <table:table-cell table:style-name="Таблица2.D2" office:value-type="string">
            <text:p text:style-name="P8">переменный</text:p>
          </table:table-cell>
        </table:table-row>
      </table:table>
      <text:p text:style-name="Table">Таблица <text:sequence text:ref-name="refTable0" text:name="Table" text:formula="ooow:Table+1" style:num-format="1">1</text:sequence>: Формат пакетов протокола связи объекта-моста с ПО управления сетью (14): от шлюза к ЦУУ.</text:p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Поле</text:p>
          </table:table-cell>
          <table:table-cell table:style-name="Таблица7.A1" office:value-type="string">
            <text:p text:style-name="P8">ZigBee network address</text:p>
          </table:table-cell>
          <table:table-cell table:style-name="Таблица7.C1" office:value-type="string">
            <text:p text:style-name="P8">Пакет ZigSwarm</text:p>
          </table:table-cell>
        </table:table-row>
        <table:table-row>
          <table:table-cell table:style-name="Таблица7.A2" office:value-type="string">
            <text:p text:style-name="P7">Размер, байт</text:p>
          </table:table-cell>
          <table:table-cell table:style-name="Таблица7.A2" office:value-type="string">
            <text:p text:style-name="P8">2</text:p>
          </table:table-cell>
          <table:table-cell table:style-name="Таблица7.C2" office:value-type="string">
            <text:p text:style-name="P8">переменный</text:p>
          </table:table-cell>
        </table:table-row>
      </table:table>
      <text:p text:style-name="Table">Таблица <text:sequence text:ref-name="refTable1" text:name="Table" text:formula="ooow:Table+1" style:num-format="1">2</text:sequence>: Формат пакетов протокола связи объекта-моста с ПО управления сетью (14): от ЦУУ к шлюзу.</text:p>
      <text:p text:style-name="Text_20_body">Для отправки сообщения через мост ЦУУ в сообщениях, исходящих от объектов (1), должен указываться порт назначения моста (pc_bridge_port). ZigZag-объекты (1) могут быть как локальными, так и удаленными.</text:p>
      <text:p text:style-name="Text_20_body">Получив ZigSwarm-пакет по сетевому интерфейсу (10), объект-мост (2) сохраняет номер дескриптора пакета и ожидает запроса ЦУУ по интерфейсу (12). Пакет остается в системном буфере пакетов.</text:p>
      <text:p text:style-name="Text_20_body">Способ обработки пакетов, приходящих по шине Modbus зависит от их функционального кода. Различаются следующие функциональные коды:</text:p>
      <text:list text:style-name="L3">
        <text:list-item>
          <text:p text:style-name="P17"><text:soft-page-break/>MODBUS_DATA_REQ_CODE — запрос данных из буфера.</text:p>
        </text:list-item>
        <text:list-item>
          <text:p text:style-name="P17">MODBUS_DATA_CODE — данные для передачи в сеть ZigBee.</text:p>
        </text:list-item>
      </text:list>
      <text:p text:style-name="Text_20_body">После прихода запроса данных, объект-мост извлекает очередной пакет из буфера, присоединяет заголовок (сетевой и длинный адреса отправителя, см. таблицу <text:sequence-ref text:reference-format="value" text:ref-name="refTable0">1</text:sequence-ref>), и отдает его модулю Modbus (3) для передачи по RS-485, помечая функциональным кодом <text:s/><text:span text:style-name="T2">MODBUS_DATA_RES_CODE.</text:span></text:p>
      <text:p text:style-name="Text_20_body">Во втором случае, получив данные для передачи в эфир, объект-мост отделяет заголовок (в данном случае это только сетевой ZigBee-адрес назначения, см. таблицу <text:sequence-ref text:reference-format="page" text:ref-name="refTable1">2</text:sequence-ref>), записывает в поле порта источника ZigSwarm-пакета свой порт (pc_bridge_port), и передает на указанный в заголовке ZigBee-адрес по сетевому интерфейсу (10). </text:p>
      <text:p text:style-name="Text_20_body">Интерфейс модуля Modbus описан<text:span text:style-name="T2"> в разделе </text:span><text:span text:style-name="T2"><text:reference-ref text:reference-format="chapter" text:ref-name="интерфейс Modbus slave">2.7.1</text:reference-ref></text:span><text:span text:style-name="T2">.</text:span></text:p>
      <text:h text:style-name="Heading_20_3" text:outline-level="3">Отладочная информация</text:h>
      <text:p text:style-name="Text_20_body">Отладочная информация, предназначенная для вывода на ЦУУ, должна упаковываться в стандартные ZigSwarm-пакеты в соответствием с отладочным профилем и отправляться на адрес и порт объекта-моста.</text:p>
      <text:h text:style-name="Heading_20_2" text:outline-level="2">УБПД-485</text:h>
      <text:p text:style-name="Text_20_body">Устройство — узел ZigBee-сети с возможностью подключения датчиков по RS-485. Состав компонентов и схема их взаимодействия изображена на иллюстрации <text:sequence-ref text:reference-format="value" text:ref-name="refIllustration1">2.2</text:sequence-ref></text:p>
      <text:p text:style-name="Text_20_body"><draw:frame draw:style-name="fr1" draw:name="Врезка2" text:anchor-type="paragraph" svg:width="16.999cm" draw:z-index="2"><draw:text-box fo:min-height="8.67cm"><text:p text:style-name="Illustration"><draw:frame draw:style-name="fr2" draw:name="Графический объект2" text:anchor-type="paragraph" svg:x="0.004cm" svg:y="0.002cm" svg:width="16.999cm" style:rel-width="100%" svg:height="8.67cm" style:rel-height="scale" draw:z-index="3"><draw:image xlink:href="../ubpd-rs485.png" xlink:type="simple" xlink:show="embed" xlink:actuate="onLoad"/></draw:frame>Иллюстрация <text:sequence text:ref-name="refIllustration1" text:name="Illustration" text:formula="ooow:Illustration+1" style:num-format="1">2.2</text:sequence>.: </text:p></draw:text-box></draw:frame></text:p>
      <text:p text:style-name="Text_20_body">Основной функцией УБПД-485 является обеспечение связи с датчиками, подключенными по интерфейсу RS-485. В состав ПО устройства входят объекты (6, 7), управляющие внешинми датчиками. Каждый такой объект может управлять несколькими датчиками. Каждый датчик не может управляться более чем одним объектом.</text:p>
      <text:p text:style-name="Text_20_body">По аналогии с шлюзом-координатором, на УБПД-485 возможно использование объекта-<text:soft-page-break/>моста для переправки ZigSwarm-пакетов в сеть Modbus, однако на данном устройстве мост работает в master-режиме.</text:p>
      <text:p text:style-name="Text_20_body">Объект-мост и объекты, управляющие датчиками, используют интерфейс модуля Modbus (master-режим) для доступа к проводной сети. Описание интерфейса см. в <text:span text:style-name="T2">разделе</text:span> <text:reference-ref text:reference-format="chapter" text:ref-name="Интерфейс Modbus master">2.6.1</text:reference-ref>.</text:p>
      <text:h text:style-name="Heading_20_3" text:outline-level="3">Отладочная информация</text:h>
      <text:p text:style-name="Text_20_body">Вывод отладочной информации может быть организован так же как на устройстве шлюз-координатор (см. соотв. раздел данного документа).</text:p>
      <text:p text:style-name="Text_20_body">Работа в master-режиме позволяет выводить большие объемы отладочной информации. Для организации такого вывода предусмотрен <text:s/>прямой интерфейс (11), не задействующий стек ZigBee/ZigZag.</text:p>
      <text:h text:style-name="Heading_20_2" text:outline-level="2">Пульт</text:h>
      <text:p text:style-name="Text_20_body">Пульт — устройство с клавиатурой и дисплеем, предназначенное для управления сетью. При наличии в развернутой системе как пульта так и центрального устройства управления, пульт выполняет резервную функцию на случай отказа ЦУУ.</text:p>
      <text:p text:style-name="Text_20_body">Пульт связан с шлюзами-координаторами и, возможно, с ЦУУ по шине Modbus. Пульт может быть выполнен со встроенным шлюзом-координатором на одной плате, подключенным к той же общей шине, что и внешние ШК.</text:p>
      <text:h text:style-name="Heading_20_3" text:outline-level="3">Режимы работы</text:h>
      <text:p text:style-name="Text_20_body">При включении питания устройство входит в режим ведомого.</text:p>
      <text:p text:style-name="Text_20_body"><text:span text:style-name="T4">Ведомый.</text:span> В режиме ведомого пульт имеет адрес MB_REMOTE_DEVICE_ADDR, принимает пакеты от ЦУУ и, возможно, отвечает на его запросы. Если в сети не было пакетов в течение MB_REMOTE_SLAVE_TIMEOUT периодов опроса, пульт переключается в режим ведущего. Если пакеты в канале были, но не было запросов от ЦУУ, пульт сигнализирует ошибку связи по Modbus.</text:p>
      <text:p text:style-name="Text_20_body">Если от ЦУУ приходит команда отказа <text:span text:style-name="T1">[]</text:span> от роли мастера, пульт сразу же переходит в режим мастера, не дожидаясь истечения MB_REMOTE_SLAVE_TIMEOUT.</text:p>
      <text:p text:style-name="Text_20_body"><text:span text:style-name="T4">Ведущий.</text:span> При отсутствии в сети активного ведущего, пульт берет на себя эту роль. Пульт периодически опрашивает зарегистрированные шлюзы-координаторы, а также раз в период опрашивает ЦУУ с адресом MB_MAIN_DEVICE_ADDR — потенциального ведущего. Если в сети появляется устройство с таким адресом (ЦУУ) оно отвечает на запрос специальным пакетом <text:s/><text:span text:style-name="T1">[]</text:span>, после приема которого пульт прекращает работу в роли ведущего, переключаясь в ведомый режим.</text:p>
      <text:h text:style-name="Heading_20_2" text:outline-level="2">Центральное устройство управления</text:h>
      <text:h text:style-name="Heading_20_3" text:outline-level="3">Режимы работы</text:h>
      <text:p text:style-name="Text_20_body">При включении питания устройство входит в режим ведомого.</text:p>
      <text:p text:style-name="Text_20_body"><text:span text:style-name="T4">Ведомый.</text:span> В режиме ведомого ЦУУ имеет адрес MB_MAIN_DEVICE_ADDR, при получении запроса от ведущего (пульта), отвечает специальным пакетом <text:span text:style-name="T1">[]</text:span> и переходит в <text:soft-page-break/>режим ведущего. Если <text:s/>в течение <text:s/>MB_REMOTE_SLAVE_TIMEOUT периодов опроса в канале не было ни одного пакета, ЦУУ переходит в режим ведущего. Если пакеты были, но не было ни одного запроса по адресу MB_MAIN_DEVICE_ADDR, ЦУУ сигнализирует ошибку связи по Modbus.</text:p>
      <text:p text:style-name="Text_20_body"><text:span text:style-name="T4">Ведущий.</text:span> ЦУУ периодически опрашивает зарегистрированные шлюзы-координаторы, а также раз в период опрашивает пульт с адресом MB_REMOTE_DEVICE_ADDR. Если во время работы ЦУУ в режиме ведущего, приходит пакет-запрос от пульта по адресу MB_MAIN_DEVICE_ADDR, необходимо ответить пакетом <text:span text:style-name="T1">[]</text:span>, чтобы переключить пульт в режим ведомого.</text:p>
      <text:p text:style-name="Text_20_body"/>
      <text:h text:style-name="Heading_20_2" text:outline-level="2">Драйвер канала RS-485</text:h>
      <text:p text:style-name="Text_20_body">Отправка/прием блока данных по RS-485 c отделением пакетов интервалами тишины.</text:p>
      <text:p text:style-name="Text_20_body">Интерфейс и описание см. в «спецификации драйвера RS-485 (modbus rtu)».</text:p>
      <text:h text:style-name="Heading_20_2" text:outline-level="2">Модуль Modbus master</text:h>
      <text:p text:style-name="Text_20_body">Формирует и разбирает пакеты Modbus</text:p>
      <text:p text:style-name="Text_20_body">Координирует доступ локальных модулей к среде RS-485</text:p>
      <text:h text:style-name="Heading_20_3" text:outline-level="3"><text:reference-mark-start text:name="Интерфейс Modbus master"/>Интерфейс<text:reference-mark-end text:name="Интерфейс Modbus master"/></text:h>
      <text:h text:style-name="Heading_20_4" text:outline-level="4">mb_master_request</text:h>
      <text:p text:style-name="Text_20_body">Запрос к подчинённому устройству на шине ModBus с ожиданием ответа.</text:p>
      <text:h text:style-name="Heading_20_5" text:outline-level="5"><text:soft-page-break/>Параметры запроса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3">параметр</text:p>
          </table:table-cell>
          <table:table-cell table:style-name="Таблица4.A1" office:value-type="string">
            <text:p text:style-name="P7">тип</text:p>
          </table:table-cell>
          <table:table-cell table:style-name="Таблица4.C1" office:value-type="string">
            <text:p text:style-name="P7">описание</text:p>
          </table:table-cell>
        </table:table-row>
        <table:table-row>
          <table:table-cell table:style-name="Таблица4.A2" office:value-type="string">
            <text:p text:style-name="P4">slave_addr</text:p>
          </table:table-cell>
          <table:table-cell table:style-name="Таблица4.A2" office:value-type="string">
            <text:p text:style-name="P8">uint8_t</text:p>
          </table:table-cell>
          <table:table-cell table:style-name="Таблица4.C2" office:value-type="string">
            <text:p text:style-name="P5">адрес подчинённого устройства</text:p>
          </table:table-cell>
        </table:table-row>
        <table:table-row>
          <table:table-cell table:style-name="Таблица4.A2" office:value-type="string">
            <text:p text:style-name="P4">req_fcode</text:p>
          </table:table-cell>
          <table:table-cell table:style-name="Таблица4.A2" office:value-type="string">
            <text:p text:style-name="P8">uint8_t</text:p>
          </table:table-cell>
          <table:table-cell table:style-name="Таблица4.C2" office:value-type="string">
            <text:p text:style-name="P5">функциональный код запроса</text:p>
          </table:table-cell>
        </table:table-row>
        <table:table-row>
          <table:table-cell table:style-name="Таблица4.A2" office:value-type="string">
            <text:p text:style-name="P4">req_dptr</text:p>
          </table:table-cell>
          <table:table-cell table:style-name="Таблица4.A2" office:value-type="string">
            <text:p text:style-name="P8">void *</text:p>
          </table:table-cell>
          <table:table-cell table:style-name="Таблица4.C2" office:value-type="string">
            <text:p text:style-name="P5">указатель на данные запроса</text:p>
          </table:table-cell>
        </table:table-row>
        <table:table-row>
          <table:table-cell table:style-name="Таблица4.A2" office:value-type="string">
            <text:p text:style-name="P4">req_dsize</text:p>
          </table:table-cell>
          <table:table-cell table:style-name="Таблица4.A2" office:value-type="string">
            <text:p text:style-name="P8">uint8_t</text:p>
          </table:table-cell>
          <table:table-cell table:style-name="Таблица4.C2" office:value-type="string">
            <text:p text:style-name="P5">размер даннных запроса</text:p>
          </table:table-cell>
        </table:table-row>
        <table:table-row>
          <table:table-cell table:style-name="Таблица4.A2" office:value-type="string">
            <text:p text:style-name="P4">ans_fcode</text:p>
          </table:table-cell>
          <table:table-cell table:style-name="Таблица4.A2" office:value-type="string">
            <text:p text:style-name="P8">uint8_t *</text:p>
          </table:table-cell>
          <table:table-cell table:style-name="Таблица4.C2" office:value-type="string">
            <text:p text:style-name="P5">указатель на область памяти, в которую будет скопирован функциональный код ответа. Если указатель равен нулю, то ответ ожидаться не будет.</text:p>
          </table:table-cell>
        </table:table-row>
        <table:table-row>
          <table:table-cell table:style-name="Таблица4.A2" office:value-type="string">
            <text:p text:style-name="P4">ans_dptr</text:p>
          </table:table-cell>
          <table:table-cell table:style-name="Таблица4.A2" office:value-type="string">
            <text:p text:style-name="P8">void *</text:p>
          </table:table-cell>
          <table:table-cell table:style-name="Таблица4.C2" office:value-type="string">
            <text:p text:style-name="P5">указатель на область памяти, в которую будут скопированы данные ответа подчинённого узла. Если указатель равен нулю, то ответ ожидаться не будет.</text:p>
          </table:table-cell>
        </table:table-row>
        <table:table-row>
          <table:table-cell table:style-name="Таблица4.A2" office:value-type="string">
            <text:p text:style-name="P4">ans_dsize</text:p>
          </table:table-cell>
          <table:table-cell table:style-name="Таблица4.A2" office:value-type="string">
            <text:p text:style-name="P8">uint8_t *</text:p>
          </table:table-cell>
          <table:table-cell table:style-name="Таблица4.C2" office:value-type="string">
            <text:p text:style-name="P6"><text:span text:style-name="T3">указатель на максимально допустимый размер данных ответа. </text:span>После ответа по указателю записывается реальный размер принятых данных. <text:span text:style-name="T3">Если указатель равен нулю, то ответ ожидаться не будет.</text:span></text:p>
          </table:table-cell>
        </table:table-row>
      </table:table>
      <text:p text:style-name="Table">Таблица <text:sequence text:ref-name="refTable2" text:name="Table" text:formula="ooow:Table+1" style:num-format="1">3</text:sequence>: Параметры запроса mb_master_request</text:p>
      <text:h text:style-name="Heading_20_5" text:outline-level="5">Семантика запроса</text:h>
      <text:p text:style-name="Text_20_body">Данный запрос предназначен для вызова на ведущем устройстве.</text:p>
      <text:p text:style-name="Text_20_body">Если запрос приходит во время выполнения предыдущего запроса, возвращается EBUSY и обработка запроса прекращается.</text:p>
      <text:p text:style-name="Text_20_body">Иначе формируется пакет Modbus (формат: см. таблицу <text:sequence-ref text:reference-format="value" text:ref-name="refTable5">6</text:sequence-ref>) и отправляется драйверу RS-485 для передачи.</text:p>
      <text:p text:style-name="Text_20_body">Если драйвер вернул неуспешный статус передачи, выполнение запроса прекращается и возвращается статус драйвера.</text:p>
      <text:p text:style-name="Text_20_body">Если драйвер успешно отправил пакет, и запрос предполагает ожидание ответа (то есть каждый из указателей ans_fcode, ans_dptr, ans_dsize не равен NULL), устанавливается таймер на ожидание ответа.</text:p>
      <text:p text:style-name="Text_20_body">Во время ожидания при получении пакета с адреса, равного slave_addr, пакет и информация о нем записывается в память по указателям ans_fcode, ans_dptr, ans_dsize, таймер сбрасывается и генерируется событие EV_MBREQ_DONE.</text:p>
      <text:p text:style-name="Text_20_body">Если запрос не предполагает ожидание ответа, ответное событие генерируется сразу после завершения передачи.</text:p>
      <text:p text:style-name="Text_20_body">Если за время ожидания пакет не приходит, генерируется ответное событие со статусом <text:span text:style-name="T1">???</text:span>.</text:p>
      <text:p text:style-name="Text_20_body"/>
      <text:h text:style-name="Heading_20_5" text:outline-level="5"><text:soft-page-break/>Возвращаемое значение</text:h>
      <text:p text:style-name="Text_20_body">При успешном инициировании запроса возвращается ENOERR. Если драйвер modbus уже занят обработкой запроса, то возвращается EBUSY. Если произошла ошибка при передаче пакета, возвращается <text:span text:style-name="T1">???</text:span>.</text:p>
      <text:h text:style-name="Heading_20_5" text:outline-level="5">Ответное событие</text:h>
      <text:p text:style-name="Text_20_body">Ответное событие генерируется если и только если запрос был инициирован успешно (ENOERR). После завершения выполнения запроса генерируется широковещательное событие EV_MBREQ_DONE. В аргументе unidata обработчика этого события содержится результат выполнения запроса типа result_t (таблица <text:sequence-ref text:reference-format="value" text:ref-name="refTable3">4</text:sequence-ref>).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7">Возвращенное значение</text:p>
          </table:table-cell>
          <table:table-cell table:style-name="Таблица5.B1" office:value-type="string">
            <text:p text:style-name="P7">Описание</text:p>
          </table:table-cell>
        </table:table-row>
        <table:table-row>
          <table:table-cell table:style-name="Таблица5.A2" office:value-type="string">
            <text:p text:style-name="P10">?</text:p>
          </table:table-cell>
          <table:table-cell table:style-name="Таблица5.B2" office:value-type="string">
            <text:p text:style-name="P9">Данные от ведомого приняты</text:p>
          </table:table-cell>
        </table:table-row>
        <table:table-row>
          <table:table-cell table:style-name="Таблица5.A2" office:value-type="string">
            <text:p text:style-name="P10">?</text:p>
          </table:table-cell>
          <table:table-cell table:style-name="Таблица5.B2" office:value-type="string">
            <text:p text:style-name="P9">Данные не приняты, истекло время ожидания или не запрашивался прием данных</text:p>
          </table:table-cell>
        </table:table-row>
      </table:table>
      <text:p text:style-name="Table">Таблица <text:sequence text:ref-name="refTable3" text:name="Table" text:formula="ooow:Table+1" style:num-format="1">4</text:sequence>: Интерпретация значений события EV_MBREQ_DONE.</text:p>
      <text:p text:style-name="Text_20_body">При получении данного события, модуль, инициировавший запрос информирован о его завершении с получением ответа или без получения (по истечению таймаута).</text:p>
      <text:p text:style-name="Text_20_body">При получении данного события модули не инициировавшие запрос информированы о том, что шина Modbus свободна и можно, при необходимости, инициировать запрос.</text:p>
      <text:h text:style-name="Heading_20_2" text:outline-level="2">Модуль Modbus slave</text:h>
      <text:h text:style-name="Heading_20_3" text:outline-level="3"><text:reference-mark-start text:name="интерфейс Modbus slave"/>Интерфейс<text:reference-mark-end text:name="интерфейс Modbus slave"/></text:h>
      <text:p text:style-name="Text_20_body">Интерфейс позволяет подключить только одного пользователя (в отличие от модуля, реализующего master-режим).</text:p>
      <text:h text:style-name="Heading_20_4" text:outline-level="4">mb_slave_indication</text:h>
      <text:p text:style-name="Text_20_body">Информирование о приеме пакета от ведущего с возможностью передачи ответа.</text:p>
      <text:h text:style-name="Heading_20_5" text:outline-level="5"><text:soft-page-break/>Параметры запроса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3">параметр</text:p>
          </table:table-cell>
          <table:table-cell table:style-name="Таблица6.A1" office:value-type="string">
            <text:p text:style-name="P7">тип</text:p>
          </table:table-cell>
          <table:table-cell table:style-name="Таблица6.C1" office:value-type="string">
            <text:p text:style-name="P7">описание</text:p>
          </table:table-cell>
        </table:table-row>
        <table:table-row>
          <table:table-cell table:style-name="Таблица6.A2" office:value-type="string">
            <text:p text:style-name="P4">req_fcode</text:p>
          </table:table-cell>
          <table:table-cell table:style-name="Таблица6.A2" office:value-type="string">
            <text:p text:style-name="P8">uint8_t</text:p>
          </table:table-cell>
          <table:table-cell table:style-name="Таблица6.C2" office:value-type="string">
            <text:p text:style-name="P5">функциональный код запроса</text:p>
          </table:table-cell>
        </table:table-row>
        <table:table-row>
          <table:table-cell table:style-name="Таблица6.A2" office:value-type="string">
            <text:p text:style-name="P4">req_dptr</text:p>
          </table:table-cell>
          <table:table-cell table:style-name="Таблица6.A2" office:value-type="string">
            <text:p text:style-name="P8">void *</text:p>
          </table:table-cell>
          <table:table-cell table:style-name="Таблица6.C2" office:value-type="string">
            <text:p text:style-name="P5">указатель на данные запроса</text:p>
          </table:table-cell>
        </table:table-row>
        <table:table-row>
          <table:table-cell table:style-name="Таблица6.A2" office:value-type="string">
            <text:p text:style-name="P4">req_dsize</text:p>
          </table:table-cell>
          <table:table-cell table:style-name="Таблица6.A2" office:value-type="string">
            <text:p text:style-name="P8">uint8_t</text:p>
          </table:table-cell>
          <table:table-cell table:style-name="Таблица6.C2" office:value-type="string">
            <text:p text:style-name="P5">размер данных запроса</text:p>
          </table:table-cell>
        </table:table-row>
        <table:table-row>
          <table:table-cell table:style-name="Таблица6.A2" office:value-type="string">
            <text:p text:style-name="P4">ans_fcode</text:p>
          </table:table-cell>
          <table:table-cell table:style-name="Таблица6.A2" office:value-type="string">
            <text:p text:style-name="P8">uint8_t *</text:p>
          </table:table-cell>
          <table:table-cell table:style-name="Таблица6.C2" office:value-type="string">
            <text:p text:style-name="P5">указатель на область памяти для функционального кода ответа.</text:p>
          </table:table-cell>
        </table:table-row>
        <table:table-row>
          <table:table-cell table:style-name="Таблица6.A2" office:value-type="string">
            <text:p text:style-name="P4">ans_dptr</text:p>
          </table:table-cell>
          <table:table-cell table:style-name="Таблица6.A2" office:value-type="string">
            <text:p text:style-name="P8">void *</text:p>
          </table:table-cell>
          <table:table-cell table:style-name="Таблица6.C2" office:value-type="string">
            <text:p text:style-name="P5">указатель на область памяти для данных ответа подчинённого узла.</text:p>
          </table:table-cell>
        </table:table-row>
        <table:table-row>
          <table:table-cell table:style-name="Таблица6.A2" office:value-type="string">
            <text:p text:style-name="P4">ans_dsize</text:p>
          </table:table-cell>
          <table:table-cell table:style-name="Таблица6.A2" office:value-type="string">
            <text:p text:style-name="P8">uint8_t *</text:p>
          </table:table-cell>
          <table:table-cell table:style-name="Таблица6.C2" office:value-type="string">
            <text:p text:style-name="P5">указатель на область памяти для размера порции данных ответа.</text:p>
          </table:table-cell>
        </table:table-row>
      </table:table>
      <text:p text:style-name="Table">Таблица <text:sequence text:ref-name="refTable4" text:name="Table" text:formula="ooow:Table+1" style:num-format="1">5</text:sequence>: Параметры запроса mb_slave_indication</text:p>
      <text:h text:style-name="Heading_20_5" text:outline-level="5">Семантика запроса</text:h>
      <text:p text:style-name="Text_20_body">Запрос оповещает вышележащий уровень о приеме пакета от мастера.</text:p>
      <text:h text:style-name="Heading_20_5" text:outline-level="5">Возвращаемое значение</text:h>
      <text:p text:style-name="Text_20_body">Функция должна возвратить булевское значение, показывающее необходимость отправки ответа. Если возвращается TRUE, будет сформирован и отправлен ответный пакет.</text:p>
      <text:h text:style-name="Heading_20_2" text:outline-level="2">Формат пакета Modbus</text:h>
      <table:table table:name="Таблица1" table:style-name="Таблица1">
        <table:table-column table:style-name="Таблица1.A" table:number-columns-repeated="5"/>
        <table:table-row>
          <table:table-cell table:style-name="Таблица1.A1" office:value-type="string">
            <text:p text:style-name="P7">Поле</text:p>
          </table:table-cell>
          <table:table-cell table:style-name="Таблица1.A1" office:value-type="string">
            <text:p text:style-name="P8">Slave address</text:p>
          </table:table-cell>
          <table:table-cell table:style-name="Таблица1.A1" office:value-type="string">
            <text:p text:style-name="P8">Functional code</text:p>
          </table:table-cell>
          <table:table-cell table:style-name="Таблица1.A1" office:value-type="string">
            <text:p text:style-name="P8">body</text:p>
          </table:table-cell>
          <table:table-cell table:style-name="Таблица1.E1" office:value-type="string">
            <text:p text:style-name="P8">crc16</text:p>
          </table:table-cell>
        </table:table-row>
        <table:table-row>
          <table:table-cell table:style-name="Таблица1.A2" office:value-type="string">
            <text:p text:style-name="P7">Размер, байт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1</text:p>
          </table:table-cell>
          <table:table-cell table:style-name="Таблица1.A2" office:value-type="string">
            <text:p text:style-name="P8">переменный</text:p>
          </table:table-cell>
          <table:table-cell table:style-name="Таблица1.E2" office:value-type="string">
            <text:p text:style-name="P8">2</text:p>
          </table:table-cell>
        </table:table-row>
      </table:table>
      <text:p text:style-name="Table">Таблица <text:sequence text:ref-name="refTable5" text:name="Table" text:formula="ooow:Table+1" style:num-format="1">6</text:sequence>: Формат пакета Modbus</text:p>
      <text:h text:style-name="Heading_20_2" text:outline-level="2">Константы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7">Имя</text:p>
          </table:table-cell>
          <table:table-cell table:style-name="Таблица3.A1" office:value-type="string">
            <text:p text:style-name="P7">Значение</text:p>
          </table:table-cell>
          <table:table-cell table:style-name="Таблица3.C1" office:value-type="string">
            <text:p text:style-name="P7">Описание</text:p>
          </table:table-cell>
        </table:table-row>
        <table:table-row>
          <table:table-cell table:style-name="Таблица3.A2" office:value-type="string">
            <text:p text:style-name="P9">pc_bridge_port</text:p>
          </table:table-cell>
          <table:table-cell table:style-name="Таблица3.A2" office:value-type="string">
            <text:p text:style-name="P9"/>
          </table:table-cell>
          <table:table-cell table:style-name="Таблица3.C2" office:value-type="string">
            <text:p text:style-name="P9">Порт объекта-моста с ПК</text:p>
          </table:table-cell>
        </table:table-row>
        <table:table-row>
          <table:table-cell table:style-name="Таблица3.A2" office:value-type="string">
            <text:p text:style-name="P9">rs_485_bridge_slave</text:p>
          </table:table-cell>
          <table:table-cell table:style-name="Таблица3.A2" office:value-type="string">
            <text:p text:style-name="P9"/>
          </table:table-cell>
          <table:table-cell table:style-name="Таблица3.C2" office:value-type="string">
            <text:p text:style-name="P9">Номер объекта RS-485-моста, slave-режим.</text:p>
          </table:table-cell>
        </table:table-row>
        <table:table-row>
          <table:table-cell table:style-name="Таблица3.A2" office:value-type="string">
            <text:p text:style-name="P9">rs_485_bridge_master</text:p>
          </table:table-cell>
          <table:table-cell table:style-name="Таблица3.A2" office:value-type="string">
            <text:p text:style-name="P9"/>
          </table:table-cell>
          <table:table-cell table:style-name="Таблица3.C2" office:value-type="string">
            <text:p text:style-name="P9">Номер объекта RS-485-моста, master-режим.</text:p>
          </table:table-cell>
        </table:table-row>
        <table:table-row>
          <table:table-cell table:style-name="Таблица3.A2" office:value-type="string">
            <text:p text:style-name="P5">MODBUS_DATA_REQ_CODE</text:p>
          </table:table-cell>
          <table:table-cell table:style-name="Таблица3.A2" office:value-type="string">
            <text:p text:style-name="P9"/>
          </table:table-cell>
          <table:table-cell table:style-name="Таблица3.C2" office:value-type="string">
            <text:p text:style-name="P9">Функциональный код Modbus команды запроса данных у шлюза-координатора.</text:p>
          </table:table-cell>
        </table:table-row>
        <table:table-row>
          <table:table-cell table:style-name="Таблица3.A2" office:value-type="string">
            <text:p text:style-name="P5">MODBUS_DATA_RESP_CODE</text:p>
          </table:table-cell>
          <table:table-cell table:style-name="Таблица3.A2" office:value-type="string">
            <text:p text:style-name="P9"/>
          </table:table-cell>
          <table:table-cell table:style-name="Таблица3.C2" office:value-type="string">
            <text:p text:style-name="P9">Функциональный код Modbus ответа на запрос данных <text:soft-page-break/>шлюзом-координатором.</text:p>
          </table:table-cell>
        </table:table-row>
        <table:table-row>
          <table:table-cell table:style-name="Таблица3.A2" office:value-type="string">
            <text:p text:style-name="P5">MODBUS_DATA_CODE</text:p>
          </table:table-cell>
          <table:table-cell table:style-name="Таблица3.A2" office:value-type="string">
            <text:p text:style-name="P9"/>
          </table:table-cell>
          <table:table-cell table:style-name="Таблица3.C2" office:value-type="string">
            <text:p text:style-name="P9">Функциональный код Modbus , которым помечаются пакеты, предназначенные для отправки в сеть ZigBee.</text:p>
          </table:table-cell>
        </table:table-row>
        <table:table-row>
          <table:table-cell table:style-name="Таблица3.A2" office:value-type="string">
            <text:p text:style-name="P5"/>
          </table:table-cell>
          <table:table-cell table:style-name="Таблица3.A2" office:value-type="string">
            <text:p text:style-name="P9"/>
          </table:table-cell>
          <table:table-cell table:style-name="Таблица3.C2" office:value-type="string">
            <text:p text:style-name="P9"/>
          </table:table-cell>
        </table:table-row>
        <table:table-row>
          <table:table-cell table:style-name="Таблица3.A2" office:value-type="string">
            <text:p text:style-name="P5"/>
          </table:table-cell>
          <table:table-cell table:style-name="Таблица3.A2" office:value-type="string">
            <text:p text:style-name="P9"/>
          </table:table-cell>
          <table:table-cell table:style-name="Таблица3.C2" office:value-type="string">
            <text:p text:style-name="P9"/>
          </table:table-cell>
        </table:table-row>
      </table:table>
      <text:p text:style-name="Text_20_body"/>
      <text:h text:style-name="Heading_20_2" text:outline-level="2">Удаленный вывод отладочной информации</text:h>
      <text:p text:style-name="Text_20_body">ZigZag-объект, отвечающий за отладочную информацию (debug) имеет список заинтересованных объектов (адреса и порты). Они могут быть как локальными, так и удаленными.</text:p>
      <text:p text:style-name="Text_20_body">Замечание: так как несколько шлюзовых модулей могут присутствовать в одной прошивке, а так же должны быть различимы, им должны быть выделены разные фиксированные порты. С другой стороны, было бы удобно выделить единый отладочный порт, на который бы отправлялась отладочная информация, а уже в конфигурации приемного устройства этот порт был бы объявлен псевдонимом одного из шлюзовых модулей. Однако сейчас зигзаг не предоставляет возможности назначать более одного порта одному модулю.</text:p>
      <text:p text:style-name="Text_20_body">Описанная выше возможность полезна только при удаленной отладке, так как при локальной можно вручную перенастроить порты назначения отладочной печати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tarSymbol" svg:font-family="StarSymbol"/>
    <style:font-face style:name="Times New Roman" svg:font-family="'Times New Roman'"/>
    <style:font-face style:name="Cumberland AMT" svg:font-family="'Cumberland AMT'" style:font-family-generic="modern" style:font-pitch="fixed"/>
    <style:font-face style:name="Verdana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Verdan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3cm" fo:text-align="justify" style:justify-single-word="false" fo:text-indent="1cm" style:auto-text-indent="false" style:page-number="auto"/>
      <style:text-properties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" style:font-size-asian="14pt" style:font-name-complex="Verdan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15%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Название_20_документа" style:display-name="Название документа" style:family="paragraph" style:parent-style-name="Title" style:next-style-name="Text_20_body" style:class="text" style:master-page-name="">
      <style:paragraph-properties fo:margin-top="0cm" fo:margin-bottom="2cm" fo:text-align="center" style:justify-single-word="false" style:page-number="auto" fo:background-color="transparent" style:shadow="none">
        <style:tab-stops/>
        <style:background-image/>
      </style:paragraph-properties>
      <style:text-properties fo:font-size="20pt"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Примечание" style:family="paragraph" style:parent-style-name="Text_20_body" style:next-style-name="Text_20_body" style:class="text">
      <style:paragraph-properties fo:margin-left="1cm" fo:margin-right="1cm" fo:text-indent="0cm" style:auto-text-indent="false"/>
      <style:text-properties fo:font-size="10.5pt" fo:font-style="italic" style:font-size-asian="10.5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text:style-name="Numbering_20_Symbols" style:num-prefix=" " style:num-suffix=" 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Тимофей Истомин</meta:initial-creator>
    <meta:creation-date>2008-01-17T12:25:46</meta:creation-date>
    <dc:creator>Тимофей Истомин</dc:creator>
    <dc:date>2008-02-08T17:46:14</dc:date>
    <meta:printed-by>Тимофей Истомин</meta:printed-by>
    <meta:print-date>2008-01-28T18:40:53</meta:print-date>
    <meta:editing-cycles>73</meta:editing-cycles>
    <meta:editing-duration>P8DT3H14M21S</meta:editing-duration>
    <meta:template xlink:type="simple" xlink:actuate="onRequest" xlink:href="../../../../.openoffice.org2/user/template/Шаблон%2520документа.ott" xlink:title="Шаблон%20документа" meta:date="2008-01-17T12:25:45"/>
    <meta:user-defined meta:name="Info 1"/>
    <meta:user-defined meta:name="Info 2"/>
    <meta:user-defined meta:name="Info 3"/>
    <meta:user-defined meta:name="Info 4"/>
    <meta:document-statistic meta:table-count="7" meta:image-count="2" meta:object-count="0" meta:page-count="9" meta:paragraph-count="189" meta:word-count="1779" meta:character-count="12567"/>
  </office:meta>
</office:document-meta>
</file>